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break-before="page"/>
      <style:text-properties style:font-name="Arial"/>
    </style:style>
    <style:style style:name="P9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6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9pt" style:font-size-asian="9pt" style:font-size-complex="9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<text:placeholder text:placeholder-type="text">&lt;company_name&gt;</text:placeholder></text:p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9"><text:placeholder text:placeholder-type="text">&lt;company_adress&gt;</text:placeholder></text:p>
            <text:p text:style-name="P18"/>
          </table:table-cell>
          <table:table-cell table:style-name="Tabla2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1"><text:span text:style-name="T7">Son</text:span> <text:placeholder text:placeholder-type="text">&lt;formatLang(recibo.amount, recibo.party.lang, currency=recibo.currency)&gt;</text:placeholder></text:p>
            <text:p text:style-name="P11"><text:span text:style-name="T7">Lugar </text:span><text:placeholder text:placeholder-type="text">&lt;company_plac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6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2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<text:placeholder text:placeholder-type="text">&lt;&lt;company_name&gt;&gt;</text:placeholder></text:p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5"/>
            <text:p text:style-name="P14"><text:placeholder text:placeholder-type="text">&lt;company_adress&gt;</text:placeholder></text:p>
            <text:p text:style-name="P18"/>
          </table:table-cell>
          <table:table-cell table:style-name="Tabla6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1"><text:span text:style-name="T7">Son</text:span> <text:placeholder text:placeholder-type="text">&lt;formatLang(recibo.amount, recibo.party.lang, currency=recibo.currency)&gt;</text:placeholder></text:p>
            <text:p text:style-name="P11"><text:span text:style-name="T7">Lugar </text:span><text:placeholder text:placeholder-type="text">&lt;company_plac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6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2"><text:span text:style-name="Line_20_numbering"><text:span text:style-name="T6">Firma autorizado por empresa</text:span>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37" meta:word-count="163" meta:character-count="1895" meta:non-whitespace-character-count="1719"/>
    <meta:user-defined meta:name="Info 1"/>
    <meta:user-defined meta:name="Info 2"/>
    <meta:user-defined meta:name="Info 3"/>
    <meta:user-defined meta:name="Info 4"/>
  </office:meta>
</office:document-meta>
</file>